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6"/>
        </table:table-row>
        <table:table-row table:style-name="ro2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table:style-name="ce16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office:value-type="string">
            <text:p>digiKam Image Editor versionning</text:p>
          </table:table-cell>
        </table:table-row>
        <table:table-row table:style-name="ro2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Holger Foerster</text:p>
          </table:table-cell>
          <table:table-cell table:style-name="ce9"/>
          <table:table-cell table:style-name="ce13" office:value-type="string">
            <text:p><text:a xlink:href="mailto:hamsi2k@freenet.de">hamsi2k@freenet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Andrea Diamantini</text:p>
          </table:table-cell>
          <table:table-cell table:style-name="ce9"/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0"/>
          <table:table-cell/>
          <table:table-cell office:value-type="string">
            <text:p>Kipi-plugin Gallery Export improvements</text:p>
          </table:table-cell>
        </table:table-row>
        <table:table-row table:style-name="ro2">
          <table:table-cell table:style-name="ce5" office:value-type="string">
            <text:p>Andi Clemens</text:p>
          </table:table-cell>
          <table:table-cell table:style-name="ce10"/>
          <table:table-cell table:style-name="ce14" office:value-type="string">
            <text:p><text:a xlink:href="mailto:andi.clemens@gmx.net">andi.clemens@gmx.net</text:a></text:p>
          </table:table-cell>
          <table:table-cell table:style-name="ce16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0"/>
          <table:table-cell office:value-type="string">
            <text:p>Don't know yet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2">
          <table:table-cell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ahuggel@gmx.net">ahuggel@gmx.net</text:a></text:p>
          </table:table-cell>
          <table:table-cell table:style-name="ce16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</table:table-row>
        <table:table-row table:style-name="ro2">
          <table:table-cell office:value-type="string">
            <text:p>Kåre Särs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0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2">
          <table:table-cell office:value-type="string">
            <text:p>Luka Renko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table:style-name="ce16"/>
          <table:table-cell table:style-name="ce14" office:value-type="string">
            <text:p>Slovenia</text:p>
          </table:table-cell>
          <table:table-cell/>
          <table:table-cell table:style-name="ce20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2">
          <table:table-cell table:style-name="ce5" office:value-type="string">
            <text:p>Colin Guthrie</text:p>
          </table:table-cell>
          <table:table-cell table:style-name="ce10"/>
          <table:table-cell table:style-name="ce13" office:value-type="string">
            <text:p><text:a xlink:href="mailto:kde@colin.guthr.ie">kde@colin.guthr.ie</text:a></text:p>
          </table:table-cell>
          <table:table-cell table:style-name="ce16" office:value-type="string">
            <text:p>+447801272012</text:p>
          </table:table-cell>
          <table:table-cell table:number-columns-repeated="2"/>
          <table:table-cell table:style-name="ce20"/>
          <table:table-cell/>
          <table:table-cell office:value-type="string">
            <text:p>Web import/export kipi-plugin based on Akonady</text:p>
          </table:table-cell>
        </table:table-row>
        <table:table-row table:style-name="ro2">
          <table:table-cell office:value-type="string">
            <text:p>Julien Narboux</text:p>
          </table:table-cell>
          <table:table-cell table:style-name="ce9"/>
          <table:table-cell table:style-name="ce13" office:value-type="string">
            <text:p><text:a xlink:href="mailto:Julien@narboux.fr">Julien@narboux.fr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local contrast tool</text:p>
          </table:table-cell>
        </table:table-row>
        <table:table-row table:style-name="ro2">
          <table:table-cell office:value-type="string">
            <text:p>Julien Pontabry</text:p>
            <draw:frame table:end-cell-address="Feuille1.A21" table:end-x="0.422cm" table:end-y="0.423cm" draw:z-index="0" draw:name="https://mail.google.com/mail/images/cleardot.gif" draw:style-name="gr1" draw:text-style-name="P1" svg:width="0.422cm" svg:height="0.422cm" svg:x="0cm" svg:y="0.0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9"/>
          <table:table-cell table:style-name="ce15" office:value-type="string">
            <text:p><text:a xlink:href="mailto:julien.pontabry@gmail.com">julien.pontabry@gmail.com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local contrast tool</text:p>
          </table:table-cell>
        </table:table-row>
        <table:table-row table:style-name="ro2">
          <table:table-cell office:value-type="string">
            <text:p>Pieter Edelman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p.edelman@gmx.net">p.edelman@gmx.net</text:a></text:p>
          </table:table-cell>
          <table:table-cell table:style-name="ce16"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Various kipi-plugins improvements</text:p>
          </table:table-cell>
        </table:table-row>
        <table:table-row table:style-name="ro2">
          <table:table-cell office:value-type="string">
            <text:p>Mathias Welwarsky</text:p>
          </table:table-cell>
          <table:table-cell table:style-name="ce9"/>
          <table:table-cell office:value-type="string">
            <text:p><text:a xlink:href="mailto:matze@welwarsky.de">matze@welwarsky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batch queue manager parallelization</text:p>
          </table:table-cell>
        </table:table-row>
        <table:table-row table:style-name="ro2">
          <table:table-cell office:value-type="string">
            <text:p>Patrick Spendr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6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0" office:value-type="string">
            <text:p>~120</text:p>
          </table:table-cell>
          <table:table-cell office:value-type="string">
            <text:p>All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2">
          <table:table-cell office:value-type="string">
            <text:p>Torsten Rahn</text:p>
          </table:table-cell>
          <table:table-cell table:style-name="ce9"/>
          <table:table-cell office:value-type="string">
            <text:p><text:a xlink:href="mailto:tackat@kde.org">tackat@kde.org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+kipi-plugins marble integration</text:p>
          </table:table-cell>
        </table:table-row>
        <table:table-row table:style-name="ro3">
          <table:table-cell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16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0" office:value-type="float" office:value="25">
            <text:p>25</text:p>
          </table:table-cell>
          <table:table-cell table:style-name="ce14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2">
          <table:table-cell table:style-name="ce7" office:value-type="string">
            <text:p>Valerio Fuoglio</text:p>
          </table:table-cell>
          <table:table-cell/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</table:table-row>
        <table:table-row table:style-name="ro2">
          <table:table-cell table:style-name="ce7" office:value-type="string">
            <text:p>Vardhman Jain</text:p>
          </table:table-cell>
          <table:table-cell/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</table:table-row>
        <table:table-row table:style-name="ro2">
          <table:table-cell office:value-type="string">
            <text:p>Orgad Shaneh</text:p>
          </table:table-cell>
          <table:table-cell/>
          <table:table-cell office:value-type="string">
            <text:p><text:a xlink:href="mailto:orgads@gmail.com">orgads@gmail.com</text:a></text:p>
          </table:table-cell>
          <table:table-cell table:style-name="ce19"/>
          <table:table-cell table:number-columns-repeated="4"/>
          <table:table-cell office:value-type="string">
            <text:p>Kipi-plugin Calendar Improvements</text:p>
          </table:table-cell>
        </table:table-row>
        <table:table-row table:style-name="ro2">
          <table:table-cell table:style-name="ce7" office:value-type="string">
            <text:p>Markus Leuthold</text:p>
          </table:table-cell>
          <table:table-cell/>
          <table:table-cell office:value-type="string">
            <text:p><text:a xlink:href="mailto:kusi@forum.titlis.org">kusi@forum.titlis.org</text:a></text:p>
          </table:table-cell>
          <table:table-cell table:style-name="ce19"/>
          <table:table-cell table:number-columns-repeated="4"/>
          <table:table-cell office:value-type="string">
            <text:p>Kipi-plugin OpenGL viewer Improvements</text:p>
          </table:table-cell>
        </table:table-row>
        <table:table-row table:style-name="ro2">
          <table:table-cell office:value-type="string">
            <text:p>Aurélien Gatteau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Angelo Naselli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6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Nicolas Ecureuil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 table:number-rows-repeated="8">
          <table:table-cell table:style-name="ce7"/>
          <table:table-cell table:number-columns-repeated="8"/>
        </table:table-row>
        <table:table-row table:style-name="ro2">
          <table:table-cell table:style-name="ce7"/>
          <table:table-cell table:number-columns-repeated="8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1">11/09/2009</text:date>, <text:time>19:2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1T19:22:05</dc:date>
    <meta:editing-duration>PT02H04M02S</meta:editing-duration>
    <meta:editing-cycles>38</meta:editing-cycles>
    <meta:generator>OpenOffice.org/3.0$Linux OpenOffice.org_project/300m15$Build-9379</meta:generator>
    <meta:document-statistic meta:table-count="3" meta:cell-count="146" meta:object-count="1"/>
    <meta:user-defined meta:name="Info 1"/>
    <meta:user-defined meta:name="Info 2"/>
    <meta:user-defined meta:name="Info 3"/>
    <meta:user-defined meta:name="Info 4"/>
  </office:meta>
</office:document-meta>
</file>